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246cm" svg:height="13.201cm" svg:x="31.113cm" svg:y="3.24cm">
            <draw:object draw:notify-on-update-of-ranges="Feuille1.A4:Feuille1.A23 Feuille1.D4:Feuille1.D23 Feuille1.A4:Feuille1.A23 Feuille1.M4:Feuille1.M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232cm" svg:height="10.825cm" svg:x="31.14cm" svg:y="17.65cm">
            <draw:object draw:notify-on-update-of-ranges="Feuille1.A4:Feuille1.A23 Feuille1.G4:Feuille1.G23 Feuille1.A4:Feuille1.A23 Feuille1.J4:Feuille1.J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.759cm" svg:height="13.334cm" svg:x="50.909cm" svg:y="3.374cm">
            <draw:object draw:notify-on-update-of-ranges="Feuille1.A26:Feuille1.A45 Feuille1.D26:Feuille1.D45 Feuille1.A26:Feuille1.A45 Feuille1.J26:Feuille1.J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995cm" svg:height="10.684cm" svg:x="52.91cm" svg:y="17.445cm">
            <draw:object draw:notify-on-update-of-ranges="Feuille1.A26:Feuille1.A45 Feuille1.G26:Feuille1.G45 Feuille1.A26:Feuille1.A45 Feuille1.M26:Feuille1.M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hapes</text:p>
          </table:table-cell>
          <table:table-cell office:value-type="string" calcext:value-type="string" table:number-columns-spanned="6" table:number-rows-spanned="1">
            <text:p>Disc</text:p>
          </table:table-cell>
          <table:covered-table-cell table:number-columns-repeated="5"/>
          <table:table-cell office:value-type="string" calcext:value-type="string" table:number-columns-spanned="6" table:number-rows-spanned="1">
            <text:p>Square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re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erimetr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re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erimetr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Grid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]-[.C4])" office:value-type="float" office:value="85.8407346410207" calcext:value-type="float">
            <text:p>85,8407346410207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4]-[.F4])" office:value-type="float" office:value="17.1681469282041" calcext:value-type="float">
            <text:p>17,1681469282041</text:p>
          </table:table-cell>
          <table:table-cell office:value-type="float" office:value="400" calcext:value-type="float">
            <text:p>400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4]-[.L4])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4]-[.I4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5]-[.C5])" office:value-type="float" office:value="185.840734641021" calcext:value-type="float">
            <text:p>185,840734641021</text:p>
          </table:table-cell>
          <table:table-cell office:value-type="float" office:value="120" calcext:value-type="float">
            <text:p>12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5]-[.F5])" office:value-type="float" office:value="57.1681469282041" calcext:value-type="float">
            <text:p>57,1681469282041</text:p>
          </table:table-cell>
          <table:table-cell office:value-type="float" office:value="100" calcext:value-type="float">
            <text:p>100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5]-[.L5])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5]-[.I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6]-[.C6])" office:value-type="float" office:value="85.8407346410207" calcext:value-type="float">
            <text:p>85,8407346410207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6]-[.F6])" office:value-type="float" office:value="17.1681469282041" calcext:value-type="float">
            <text:p>17,1681469282041</text:p>
          </table:table-cell>
          <table:table-cell office:value-type="float" office:value="44.4444" calcext:value-type="float">
            <text:p>44,4444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6]-[.L6])" office:value-type="float" office:value="13.3333" calcext:value-type="float">
            <text:p>13,3333</text:p>
          </table:table-cell>
          <table:table-cell office:value-type="float" office:value="26.6667" calcext:value-type="float">
            <text:p>26,6667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6]-[.I6])" office:value-type="float" office:value="55.5556" calcext:value-type="float">
            <text:p>55,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7]-[.C7])" office:value-type="float" office:value="10.8407346410207" calcext:value-type="float">
            <text:p>10,8407346410207</text:p>
          </table:table-cell>
          <table:table-cell office:value-type="float" office:value="100" calcext:value-type="float">
            <text:p>10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7]-[.F7])" office:value-type="float" office:value="37.1681469282041" calcext:value-type="float">
            <text:p>37,1681469282041</text:p>
          </table:table-cell>
          <table:table-cell office:value-type="float" office:value="225" calcext:value-type="float">
            <text:p>225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7]-[.L7])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7]-[.I7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8]-[.C8])" office:value-type="float" office:value="21.8407346410207" calcext:value-type="float">
            <text:p>21,8407346410207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8]-[.F8])" office:value-type="float" office:value="17.1681469282041" calcext:value-type="float">
            <text:p>17,1681469282041</text:p>
          </table:table-cell>
          <table:table-cell office:value-type="float" office:value="144" calcext:value-type="float">
            <text:p>144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8]-[.L8])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8]-[.I8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2.222" calcext:value-type="float">
            <text:p>322,222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9]-[.C9])" office:value-type="float" office:value="8.06273464102065" calcext:value-type="float">
            <text:p>8,06273464102065</text:p>
          </table:table-cell>
          <table:table-cell office:value-type="float" office:value="93.22222" calcext:value-type="float">
            <text:p>93,22222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9]-[.F9])" office:value-type="float" office:value="30.3903669282041" calcext:value-type="float">
            <text:p>30,3903669282041</text:p>
          </table:table-cell>
          <table:table-cell office:value-type="float" office:value="100" calcext:value-type="float">
            <text:p>100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9]-[.L9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9]-[.I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2.041" calcext:value-type="float">
            <text:p>302,041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10]-[.C10])" office:value-type="float" office:value="12.1182653589793" calcext:value-type="float">
            <text:p>12,1182653589793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0]-[.F10])" office:value-type="float" office:value="17.1681469282041" calcext:value-type="float">
            <text:p>17,1681469282041</text:p>
          </table:table-cell>
          <table:table-cell office:value-type="float" office:value="73.4694" calcext:value-type="float">
            <text:p>73,4694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10]-[.L10])" office:value-type="float" office:value="4.7143" calcext:value-type="float">
            <text:p>4,7143</text:p>
          </table:table-cell>
          <table:table-cell office:value-type="float" office:value="35.2857" calcext:value-type="float">
            <text:p>35,2857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0]-[.I10])" office:value-type="float" office:value="26.5306" calcext:value-type="float">
            <text:p>26,53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6.25" calcext:value-type="float">
            <text:p>306,25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11]-[.C11])" office:value-type="float" office:value="7.90926535897933" calcext:value-type="float">
            <text:p>7,90926535897933</text:p>
          </table:table-cell>
          <table:table-cell office:value-type="float" office:value="90" calcext:value-type="float">
            <text:p>9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1]-[.F11])" office:value-type="float" office:value="27.1681469282041" calcext:value-type="float">
            <text:p>27,1681469282041</text:p>
          </table:table-cell>
          <table:table-cell office:value-type="float" office:value="156.25" calcext:value-type="float">
            <text:p>156,25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11]-[.L11])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1]-[.I11])"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.741" calcext:value-type="float">
            <text:p>340,741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12]-[.C12])" office:value-type="float" office:value="26.5817346410207" calcext:value-type="float">
            <text:p>26,5817346410207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2]-[.F12])" office:value-type="float" office:value="17.1681469282041" calcext:value-type="float">
            <text:p>17,1681469282041</text:p>
          </table:table-cell>
          <table:table-cell office:value-type="float" office:value="123.457" calcext:value-type="float">
            <text:p>123,457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12]-[.L12])" office:value-type="float" office:value="4.4444" calcext:value-type="float">
            <text:p>4,4444</text:p>
          </table:table-cell>
          <table:table-cell office:value-type="float" office:value="44.4444" calcext:value-type="float">
            <text:p>44,4444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2]-[.I12])" office:value-type="float" office:value="23.457" calcext:value-type="float">
            <text:p>23,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4.26" calcext:value-type="float">
            <text:p>324,26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13]-[.C13])" office:value-type="float" office:value="10.1007346410207" calcext:value-type="float">
            <text:p>10,1007346410207</text:p>
          </table:table-cell>
          <table:table-cell office:value-type="float" office:value="88" calcext:value-type="float">
            <text:p>88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3]-[.F13])" office:value-type="float" office:value="25.1681469282041" calcext:value-type="float">
            <text:p>25,1681469282041</text:p>
          </table:table-cell>
          <table:table-cell office:value-type="float" office:value="100" calcext:value-type="float">
            <text:p>100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13]-[.L13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3]-[.I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4.082" calcext:value-type="float">
            <text:p>304,082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17]-[.C14])" office:value-type="float" office:value="10.0772653589793" calcext:value-type="float">
            <text:p>10,0772653589793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4]-[.F14])" office:value-type="float" office:value="17.1681469282041" calcext:value-type="float">
            <text:p>17,1681469282041</text:p>
          </table:table-cell>
          <table:table-cell office:value-type="float" office:value="82.6446" calcext:value-type="float">
            <text:p>82,6446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17]-[.L14])" office:value-type="float" office:value="0" calcext:value-type="float">
            <text:p>0</text:p>
          </table:table-cell>
          <table:table-cell office:value-type="float" office:value="36.3636" calcext:value-type="float">
            <text:p>36,3636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4]-[.I14])" office:value-type="float" office:value="17.3554" calcext:value-type="float">
            <text:p>17,3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.667" calcext:value-type="float">
            <text:p>314,667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18]-[.C15])" office:value-type="float" office:value="0.507734641020647" calcext:value-type="float">
            <text:p>0,507734641020647</text:p>
          </table:table-cell>
          <table:table-cell office:value-type="float" office:value="86.6667" calcext:value-type="float">
            <text:p>86,6667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5]-[.F15])" office:value-type="float" office:value="23.8348469282041" calcext:value-type="float">
            <text:p>23,8348469282041</text:p>
          </table:table-cell>
          <table:table-cell office:value-type="float" office:value="136.111" calcext:value-type="float">
            <text:p>136,111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18]-[.L15])" office:value-type="float" office:value="2.66667" calcext:value-type="float">
            <text:p>2,66667</text:p>
          </table:table-cell>
          <table:table-cell office:value-type="float" office:value="46.6667" calcext:value-type="float">
            <text:p>46,6667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5]-[.I15])" office:value-type="float" office:value="36.111" calcext:value-type="float">
            <text:p>36,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.812" calcext:value-type="float">
            <text:p>307,812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19]-[.C16])" office:value-type="float" office:value="6.34726535897931" calcext:value-type="float">
            <text:p>6,34726535897931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6]-[.F16])" office:value-type="float" office:value="17.1681469282041" calcext:value-type="float">
            <text:p>17,1681469282041</text:p>
          </table:table-cell>
          <table:table-cell office:value-type="float" office:value="115.976" calcext:value-type="float">
            <text:p>115,976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19]-[.L16])" office:value-type="float" office:value="5" calcext:value-type="float">
            <text:p>5</text:p>
          </table:table-cell>
          <table:table-cell office:value-type="float" office:value="43.0769" calcext:value-type="float">
            <text:p>43,0769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6]-[.I16])" office:value-type="float" office:value="15.976" calcext:value-type="float">
            <text:p>15,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4.082" calcext:value-type="float">
            <text:p>304,082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0]-[.C17])" office:value-type="float" office:value="2.74026535897934" calcext:value-type="float">
            <text:p>2,74026535897934</text:p>
          </table:table-cell>
          <table:table-cell office:value-type="float" office:value="85.7143" calcext:value-type="float">
            <text:p>85,7143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7]-[.F17])" office:value-type="float" office:value="22.8824469282041" calcext:value-type="float">
            <text:p>22,8824469282041</text:p>
          </table:table-cell>
          <table:table-cell office:value-type="float" office:value="100" calcext:value-type="float">
            <text:p>100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20]-[.L17])" office:value-type="float" office:value="2.3529" calcext:value-type="float">
            <text:p>2,3529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7]-[.I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.667" calcext:value-type="float">
            <text:p>314,667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1]-[.C18])" office:value-type="float" office:value="1.81326535897932" calcext:value-type="float">
            <text:p>1,81326535897932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8]-[.F18])" office:value-type="float" office:value="17.1681469282041" calcext:value-type="float">
            <text:p>17,1681469282041</text:p>
          </table:table-cell>
          <table:table-cell office:value-type="float" office:value="87.1111" calcext:value-type="float">
            <text:p>87,1111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21]-[.L18])" office:value-type="float" office:value="0" calcext:value-type="float">
            <text:p>0</text:p>
          </table:table-cell>
          <table:table-cell office:value-type="float" office:value="37.33333" calcext:value-type="float">
            <text:p>37,33333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8]-[.I18])" office:value-type="float" office:value="12.8889" calcext:value-type="float">
            <text:p>12,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.812" calcext:value-type="float">
            <text:p>307,812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2]-[.C19])" office:value-type="float" office:value="10.4947346410207" calcext:value-type="float">
            <text:p>10,4947346410207</text:p>
          </table:table-cell>
          <table:table-cell office:value-type="float" office:value="85" calcext:value-type="float">
            <text:p>85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19]-[.F19])" office:value-type="float" office:value="22.1681469282041" calcext:value-type="float">
            <text:p>22,1681469282041</text:p>
          </table:table-cell>
          <table:table-cell office:value-type="float" office:value="126.562" calcext:value-type="float">
            <text:p>126,562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22]-[.L19])" office:value-type="float" office:value="2.1053" calcext:value-type="float">
            <text:p>2,1053</text:p>
          </table:table-cell>
          <table:table-cell office:value-type="float" office:value="45" calcext:value-type="float">
            <text:p>45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19]-[.I19])" office:value-type="float" office:value="26.562" calcext:value-type="float">
            <text:p>26,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1.419" calcext:value-type="float">
            <text:p>311,419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3]-[.C20])" office:value-type="float" office:value="2.84073464102067" calcext:value-type="float">
            <text:p>2,84073464102067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0]-[.F20])" office:value-type="float" office:value="17.1681469282041" calcext:value-type="float">
            <text:p>17,1681469282041</text:p>
          </table:table-cell>
          <table:table-cell office:value-type="float" office:value="112.111" calcext:value-type="float">
            <text:p>112,111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23]-[.L20])" office:value-type="float" office:value="4" calcext:value-type="float">
            <text:p>4</text:p>
          </table:table-cell>
          <table:table-cell office:value-type="float" office:value="42.3529" calcext:value-type="float">
            <text:p>42,3529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20]-[.I20])" office:value-type="float" office:value="12.111" calcext:value-type="float">
            <text:p>12,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2.346" calcext:value-type="float">
            <text:p>312,346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1]-[.C21])" office:value-type="float" office:value="1.81326535897932" calcext:value-type="float">
            <text:p>1,81326535897932</text:p>
          </table:table-cell>
          <table:table-cell office:value-type="float" office:value="84.4444" calcext:value-type="float">
            <text:p>84,4444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1]-[.F21])" office:value-type="float" office:value="21.6125469282041" calcext:value-type="float">
            <text:p>21,6125469282041</text:p>
          </table:table-cell>
          <table:table-cell office:value-type="float" office:value="100" calcext:value-type="float">
            <text:p>100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21]-[.L21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21]-[.I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.654" calcext:value-type="float">
            <text:p>324,654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2]-[.C22])" office:value-type="float" office:value="10.4947346410207" calcext:value-type="float">
            <text:p>10,4947346410207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2]-[.F22])" office:value-type="float" office:value="17.1681469282041" calcext:value-type="float">
            <text:p>17,1681469282041</text:p>
          </table:table-cell>
          <table:table-cell office:value-type="float" office:value="89.7507" calcext:value-type="float">
            <text:p>89,7507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22]-[.L22])" office:value-type="float" office:value="2.1053" calcext:value-type="float">
            <text:p>2,1053</text:p>
          </table:table-cell>
          <table:table-cell office:value-type="float" office:value="37.8947" calcext:value-type="float">
            <text:p>37,8947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22]-[.I22])" office:value-type="float" office:value="10.2493" calcext:value-type="float">
            <text:p>10,2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3]-[.C23])" office:value-type="float" office:value="2.84073464102067" calcext:value-type="float">
            <text:p>2,84073464102067</text:p>
          </table:table-cell>
          <table:table-cell office:value-type="float" office:value="84" calcext:value-type="float">
            <text:p>84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3]-[.F23])" office:value-type="float" office:value="21.1681469282041" calcext:value-type="float">
            <text:p>21,1681469282041</text:p>
          </table:table-cell>
          <table:table-cell office:value-type="float" office:value="121" calcext:value-type="float">
            <text:p>121</text:p>
          </table:table-cell>
          <table:table-cell table:formula="of:= 100" office:value-type="float" office:value="100" calcext:value-type="float">
            <text:p>100</text:p>
          </table:table-cell>
          <table:table-cell table:formula="of:=ABS([.K23]-[.L23])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 40" office:value-type="float" office:value="40" calcext:value-type="float">
            <text:p>40</text:p>
          </table:table-cell>
          <table:table-cell table:formula="of:=ABS([.H23]-[.I23])" office:value-type="float" office:value="21" calcext:value-type="float">
            <text:p>2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nvex Hulls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7.214" calcext:value-type="float">
            <text:p>647,214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6]-[.C26])" office:value-type="float" office:value="333.054734641021" calcext:value-type="float">
            <text:p>333,054734641021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6]-[.F26])" office:value-type="float" office:value="17.1681469282041" calcext:value-type="float">
            <text:p>17,1681469282041</text:p>
          </table:table-cell>
          <table:table-cell office:value-type="float" office:value="647.214" calcext:value-type="float">
            <text:p>647,214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26]-[.I26])" office:value-type="float" office:value="547.214" calcext:value-type="float">
            <text:p>547,214</text:p>
          </table:table-cell>
          <table:table-cell office:value-type="float" office:value="80" calcext:value-type="float">
            <text:p>8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26]-[.L26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1.565" calcext:value-type="float">
            <text:p>741,565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7]-[.C27])" office:value-type="float" office:value="427.405734641021" calcext:value-type="float">
            <text:p>427,405734641021</text:p>
          </table:table-cell>
          <table:table-cell office:value-type="float" office:value="96" calcext:value-type="float">
            <text:p>96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7]-[.F27])" office:value-type="float" office:value="33.1681469282041" calcext:value-type="float">
            <text:p>33,1681469282041</text:p>
          </table:table-cell>
          <table:table-cell office:value-type="float" office:value="161.803" calcext:value-type="float">
            <text:p>161,803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27]-[.I27])" office:value-type="float" office:value="61.803" calcext:value-type="float">
            <text:p>61,803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27]-[.L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8.699" calcext:value-type="float">
            <text:p>418,699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8]-[.C28])" office:value-type="float" office:value="104.539734641021" calcext:value-type="float">
            <text:p>104,539734641021</text:p>
          </table:table-cell>
          <table:table-cell office:value-type="float" office:value="80" calcext:value-type="float">
            <text:p>80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8]-[.F28])" office:value-type="float" office:value="17.1681469282041" calcext:value-type="float">
            <text:p>17,1681469282041</text:p>
          </table:table-cell>
          <table:table-cell office:value-type="float" office:value="71.9126" calcext:value-type="float">
            <text:p>71,9126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28]-[.I28])" office:value-type="float" office:value="28.0874" calcext:value-type="float">
            <text:p>28,0874</text:p>
          </table:table-cell>
          <table:table-cell office:value-type="float" office:value="26.6667" calcext:value-type="float">
            <text:p>26,6667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28]-[.L28])" office:value-type="float" office:value="13.3333" calcext:value-type="float">
            <text:p>13,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6.137" calcext:value-type="float">
            <text:p>426,137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29]-[.C29])" office:value-type="float" office:value="111.977734641021" calcext:value-type="float">
            <text:p>111,977734641021</text:p>
          </table:table-cell>
          <table:table-cell office:value-type="float" office:value="76.5685" calcext:value-type="float">
            <text:p>76,5685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29]-[.F29])" office:value-type="float" office:value="13.7366469282041" calcext:value-type="float">
            <text:p>13,7366469282041</text:p>
          </table:table-cell>
          <table:table-cell office:value-type="float" office:value="252.793" calcext:value-type="float">
            <text:p>252,793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29]-[.I29])" office:value-type="float" office:value="152.793" calcext:value-type="float">
            <text:p>152,793</text:p>
          </table:table-cell>
          <table:table-cell office:value-type="float" office:value="60" calcext:value-type="float">
            <text:p>6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29]-[.L29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8.911" calcext:value-type="float">
            <text:p>358,911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30]-[.C30])" office:value-type="float" office:value="44.7517346410207" calcext:value-type="float">
            <text:p>44,7517346410207</text:p>
          </table:table-cell>
          <table:table-cell office:value-type="float" office:value="70.6274" calcext:value-type="float">
            <text:p>70,6274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0]-[.F30])" office:value-type="float" office:value="7.79554692820413" calcext:value-type="float">
            <text:p>7,79554692820413</text:p>
          </table:table-cell>
          <table:table-cell office:value-type="float" office:value="150.732" calcext:value-type="float">
            <text:p>150,732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30]-[.I30])" office:value-type="float" office:value="50.732" calcext:value-type="float">
            <text:p>50,732</text:p>
          </table:table-cell>
          <table:table-cell office:value-type="float" office:value="48" calcext:value-type="float">
            <text:p>48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0]-[.L3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498" calcext:value-type="float">
            <text:p>401,498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31]-[.C31])" office:value-type="float" office:value="87.3387346410207" calcext:value-type="float">
            <text:p>87,3387346410207</text:p>
          </table:table-cell>
          <table:table-cell office:value-type="float" office:value="72.9618" calcext:value-type="float">
            <text:p>72,9618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1]-[.F31])" office:value-type="float" office:value="10.1299469282041" calcext:value-type="float">
            <text:p>10,1299469282041</text:p>
          </table:table-cell>
          <table:table-cell office:value-type="float" office:value="101.241" calcext:value-type="float">
            <text:p>101,241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31]-[.I31])" office:value-type="float" office:value="1.241" calcext:value-type="float">
            <text:p>1,241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1]-[.L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.212" calcext:value-type="float">
            <text:p>319,212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32]-[.C32])" office:value-type="float" office:value="5.05273464102066" calcext:value-type="float">
            <text:p>5,05273464102066</text:p>
          </table:table-cell>
          <table:table-cell office:value-type="float" office:value="66.6106" calcext:value-type="float">
            <text:p>66,6106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2]-[.F32])" office:value-type="float" office:value="3.77874692820414" calcext:value-type="float">
            <text:p>3,77874692820414</text:p>
          </table:table-cell>
          <table:table-cell office:value-type="float" office:value="82.5446" calcext:value-type="float">
            <text:p>82,5446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32]-[.I32])" office:value-type="float" office:value="17.4554" calcext:value-type="float">
            <text:p>17,4554</text:p>
          </table:table-cell>
          <table:table-cell office:value-type="float" office:value="34.2858" calcext:value-type="float">
            <text:p>34,2858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2]-[.L32])" office:value-type="float" office:value="5.7142" calcext:value-type="float">
            <text:p>5,7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1.535" calcext:value-type="float">
            <text:p>361,535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33]-[.C33])" office:value-type="float" office:value="47.3757346410207" calcext:value-type="float">
            <text:p>47,3757346410207</text:p>
          </table:table-cell>
          <table:table-cell office:value-type="float" office:value="68.8635" calcext:value-type="float">
            <text:p>68,8635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3]-[.F33])" office:value-type="float" office:value="6.03164692820414" calcext:value-type="float">
            <text:p>6,03164692820414</text:p>
          </table:table-cell>
          <table:table-cell office:value-type="float" office:value="166.317" calcext:value-type="float">
            <text:p>166,317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33]-[.I33])" office:value-type="float" office:value="66.317" calcext:value-type="float">
            <text:p>66,317</text:p>
          </table:table-cell>
          <table:table-cell office:value-type="float" office:value="50" calcext:value-type="float">
            <text:p>5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3]-[.L3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3.114" calcext:value-type="float">
            <text:p>343,114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34]-[.C34])" office:value-type="float" office:value="28.9547346410206" calcext:value-type="float">
            <text:p>28,9547346410206</text:p>
          </table:table-cell>
          <table:table-cell office:value-type="float" office:value="69.586" calcext:value-type="float">
            <text:p>69,586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4]-[.F34])" office:value-type="float" office:value="6.75414692820414" calcext:value-type="float">
            <text:p>6,75414692820414</text:p>
          </table:table-cell>
          <table:table-cell office:value-type="float" office:value="126.473" calcext:value-type="float">
            <text:p>126,473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34]-[.I34])" office:value-type="float" office:value="26.473" calcext:value-type="float">
            <text:p>26,473</text:p>
          </table:table-cell>
          <table:table-cell office:value-type="float" office:value="44.4444" calcext:value-type="float">
            <text:p>44,4444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4]-[.L34])" office:value-type="float" office:value="4.4444" calcext:value-type="float">
            <text:p>4,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9.512" calcext:value-type="float">
            <text:p>359,512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35]-[.C35])" office:value-type="float" office:value="45.3527346410207" calcext:value-type="float">
            <text:p>45,3527346410207</text:p>
          </table:table-cell>
          <table:table-cell office:value-type="float" office:value="69.9102" calcext:value-type="float">
            <text:p>69,9102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5]-[.F35])" office:value-type="float" office:value="7.07834692820414" calcext:value-type="float">
            <text:p>7,07834692820414</text:p>
          </table:table-cell>
          <table:table-cell office:value-type="float" office:value="102.443" calcext:value-type="float">
            <text:p>102,443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35]-[.I35])" office:value-type="float" office:value="2.443" calcext:value-type="float">
            <text:p>2,443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5]-[.L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8.564" calcext:value-type="float">
            <text:p>328,564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0]-[.C36])" office:value-type="float" office:value="4.83773464102069" calcext:value-type="float">
            <text:p>4,83773464102069</text:p>
          </table:table-cell>
          <table:table-cell office:value-type="float" office:value="69.2192" calcext:value-type="float">
            <text:p>69,2192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6]-[.F36])" office:value-type="float" office:value="6.38734692820414" calcext:value-type="float">
            <text:p>6,38734692820414</text:p>
          </table:table-cell>
          <table:table-cell office:value-type="float" office:value="84.6638" calcext:value-type="float">
            <text:p>84,6638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39]-[.I36])" office:value-type="float" office:value="2.2574" calcext:value-type="float">
            <text:p>2,2574</text:p>
          </table:table-cell>
          <table:table-cell office:value-type="float" office:value="36.3636" calcext:value-type="float">
            <text:p>36,3636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6]-[.L36])" office:value-type="float" office:value="3.6364" calcext:value-type="float">
            <text:p>3,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9.808" calcext:value-type="float">
            <text:p>349,808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1]-[.C37])" office:value-type="float" office:value="21.1767346410207" calcext:value-type="float">
            <text:p>21,1767346410207</text:p>
          </table:table-cell>
          <table:table-cell office:value-type="float" office:value="67.6865" calcext:value-type="float">
            <text:p>67,6865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7]-[.F37])" office:value-type="float" office:value="4.85464692820413" calcext:value-type="float">
            <text:p>4,85464692820413</text:p>
          </table:table-cell>
          <table:table-cell office:value-type="float" office:value="133.039" calcext:value-type="float">
            <text:p>133,039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0]-[.I37])" office:value-type="float" office:value="15.6157" calcext:value-type="float">
            <text:p>15,6157</text:p>
          </table:table-cell>
          <table:table-cell office:value-type="float" office:value="46.6667" calcext:value-type="float">
            <text:p>46,6667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7]-[.L37])" office:value-type="float" office:value="6.6667" calcext:value-type="float">
            <text:p>6,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5.57" calcext:value-type="float">
            <text:p>335,57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3]-[.C38])" office:value-type="float" office:value="9.85673464102069" calcext:value-type="float">
            <text:p>9,85673464102069</text:p>
          </table:table-cell>
          <table:table-cell office:value-type="float" office:value="66.9929" calcext:value-type="float">
            <text:p>66,9929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8]-[.F38])" office:value-type="float" office:value="4.16104692820414" calcext:value-type="float">
            <text:p>4,16104692820414</text:p>
          </table:table-cell>
          <table:table-cell office:value-type="float" office:value="113.876" calcext:value-type="float">
            <text:p>113,876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1]-[.I38])" office:value-type="float" office:value="25.96" calcext:value-type="float">
            <text:p>25,96</text:p>
          </table:table-cell>
          <table:table-cell office:value-type="float" office:value="43.0769" calcext:value-type="float">
            <text:p>43,0769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8]-[.L38])" office:value-type="float" office:value="3.0769" calcext:value-type="float">
            <text:p>3,0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7.75" calcext:value-type="float">
            <text:p>327,75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5]-[.C39])" office:value-type="float" office:value="15.2887346410207" calcext:value-type="float">
            <text:p>15,2887346410207</text:p>
          </table:table-cell>
          <table:table-cell office:value-type="float" office:value="66.0983" calcext:value-type="float">
            <text:p>66,0983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39]-[.F39])" office:value-type="float" office:value="3.26644692820413" calcext:value-type="float">
            <text:p>3,26644692820413</text:p>
          </table:table-cell>
          <table:table-cell office:value-type="float" office:value="97.7426" calcext:value-type="float">
            <text:p>97,7426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2]-[.I39])" office:value-type="float" office:value="15.729" calcext:value-type="float">
            <text:p>15,729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39]-[.L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8.997" calcext:value-type="float">
            <text:p>318,997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5]-[.C40])" office:value-type="float" office:value="15.2887346410207" calcext:value-type="float">
            <text:p>15,2887346410207</text:p>
          </table:table-cell>
          <table:table-cell office:value-type="float" office:value="65.693" calcext:value-type="float">
            <text:p>65,693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40]-[.F40])" office:value-type="float" office:value="2.86114692820414" calcext:value-type="float">
            <text:p>2,86114692820414</text:p>
          </table:table-cell>
          <table:table-cell office:value-type="float" office:value="84.3843" calcext:value-type="float">
            <text:p>84,3843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3]-[.I40])" office:value-type="float" office:value="1.262" calcext:value-type="float">
            <text:p>1,262</text:p>
          </table:table-cell>
          <table:table-cell office:value-type="float" office:value="37.3333" calcext:value-type="float">
            <text:p>37,3333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40]-[.L40])" office:value-type="float" office:value="2.6667" calcext:value-type="float">
            <text:p>2,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5.336" calcext:value-type="float">
            <text:p>335,336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5]-[.C41])" office:value-type="float" office:value="15.2887346410207" calcext:value-type="float">
            <text:p>15,2887346410207</text:p>
          </table:table-cell>
          <table:table-cell office:value-type="float" office:value="66.0545" calcext:value-type="float">
            <text:p>66,0545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41]-[.F41])" office:value-type="float" office:value="3.22264692820414" calcext:value-type="float">
            <text:p>3,22264692820414</text:p>
          </table:table-cell>
          <table:table-cell office:value-type="float" office:value="125.96" calcext:value-type="float">
            <text:p>125,96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4]-[.I41])" office:value-type="float" office:value="12.9542" calcext:value-type="float">
            <text:p>12,9542</text:p>
          </table:table-cell>
          <table:table-cell office:value-type="float" office:value="45" calcext:value-type="float">
            <text:p>45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41]-[.L4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4.228" calcext:value-type="float">
            <text:p>324,228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5]-[.C42])" office:value-type="float" office:value="15.2887346410207" calcext:value-type="float">
            <text:p>15,2887346410207</text:p>
          </table:table-cell>
          <table:table-cell office:value-type="float" office:value="65.6201" calcext:value-type="float">
            <text:p>65,6201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42]-[.F42])" office:value-type="float" office:value="2.78824692820413" calcext:value-type="float">
            <text:p>2,78824692820413</text:p>
          </table:table-cell>
          <table:table-cell office:value-type="float" office:value="115.729" calcext:value-type="float">
            <text:p>115,729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5]-[.I42])" office:value-type="float" office:value="17.778" calcext:value-type="float">
            <text:p>17,778</text:p>
          </table:table-cell>
          <table:table-cell office:value-type="float" office:value="42.3529" calcext:value-type="float">
            <text:p>42,3529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42]-[.L42])" office:value-type="float" office:value="2.3529" calcext:value-type="float">
            <text:p>2,3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4.016" calcext:value-type="float">
            <text:p>324,016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5]-[.C43])" office:value-type="float" office:value="15.2887346410207" calcext:value-type="float">
            <text:p>15,2887346410207</text:p>
          </table:table-cell>
          <table:table-cell office:value-type="float" office:value="66.2358" calcext:value-type="float">
            <text:p>66,2358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43]-[.F43])" office:value-type="float" office:value="3.40394692820414" calcext:value-type="float">
            <text:p>3,40394692820414</text:p>
          </table:table-cell>
          <table:table-cell office:value-type="float" office:value="101.262" calcext:value-type="float">
            <text:p>101,262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3]-[.I43])" office:value-type="float" office:value="1.262" calcext:value-type="float">
            <text:p>1,262</text:p>
          </table:table-cell>
          <table:table-cell office:value-type="float" office:value="40" calcext:value-type="float">
            <text:p>40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43]-[.L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9.781" calcext:value-type="float">
            <text:p>329,781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5]-[.C44])" office:value-type="float" office:value="15.2887346410207" calcext:value-type="float">
            <text:p>15,2887346410207</text:p>
          </table:table-cell>
          <table:table-cell office:value-type="float" office:value="66.1675" calcext:value-type="float">
            <text:p>66,1675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44]-[.F44])" office:value-type="float" office:value="3.33564692820414" calcext:value-type="float">
            <text:p>3,33564692820414</text:p>
          </table:table-cell>
          <table:table-cell office:value-type="float" office:value="87.0458" calcext:value-type="float">
            <text:p>87,0458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4]-[.I44])" office:value-type="float" office:value="12.9542" calcext:value-type="float">
            <text:p>12,9542</text:p>
          </table:table-cell>
          <table:table-cell office:value-type="float" office:value="37.8947" calcext:value-type="float">
            <text:p>37,8947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44]-[.L44])" office:value-type="float" office:value="2.1053" calcext:value-type="float">
            <text:p>2,1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.448" calcext:value-type="float">
            <text:p>329,448</text:p>
          </table:table-cell>
          <table:table-cell table:formula="of:= PI() * 100" office:value-type="float" office:value="314.159265358979" calcext:value-type="float">
            <text:p>314,159265358979</text:p>
          </table:table-cell>
          <table:table-cell table:formula="of:=ABS([.B45]-[.C45])" office:value-type="float" office:value="15.2887346410207" calcext:value-type="float">
            <text:p>15,2887346410207</text:p>
          </table:table-cell>
          <table:table-cell office:value-type="float" office:value="66.1871" calcext:value-type="float">
            <text:p>66,1871</text:p>
          </table:table-cell>
          <table:table-cell table:formula="of:=2 * PI() * 10" office:value-type="float" office:value="62.8318530717959" calcext:value-type="float">
            <text:p>62,8318530717959</text:p>
          </table:table-cell>
          <table:table-cell table:formula="of:=ABS([.E45]-[.F45])" office:value-type="float" office:value="3.35524692820414" calcext:value-type="float">
            <text:p>3,35524692820414</text:p>
          </table:table-cell>
          <table:table-cell office:value-type="float" office:value="117.778" calcext:value-type="float">
            <text:p>117,778</text:p>
          </table:table-cell>
          <table:table-cell table:formula="of:=100" office:value-type="float" office:value="100" calcext:value-type="float">
            <text:p>100</text:p>
          </table:table-cell>
          <table:table-cell table:formula="of:=ABS([.H45]-[.I45])" office:value-type="float" office:value="17.778" calcext:value-type="float">
            <text:p>17,778</text:p>
          </table:table-cell>
          <table:table-cell office:value-type="float" office:value="44" calcext:value-type="float">
            <text:p>44</text:p>
          </table:table-cell>
          <table:table-cell table:formula="of:= 40" office:value-type="float" office:value="40" calcext:value-type="float">
            <text:p>40</text:p>
          </table:table-cell>
          <table:table-cell table:formula="of:=ABS([.K45]-[.L45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00-00-00</text:date>, <text:time style:data-style-name="N2" text:time-value="23:44:06.423099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7:23:55.529768449</meta:creation-date>
    <dc:date>2020-11-15T00:16:24.648578441</dc:date>
    <meta:editing-duration>PT38M53S</meta:editing-duration>
    <meta:editing-cycles>8</meta:editing-cycles>
    <meta:generator>LibreOffice/6.4.6.2$Linux_X86_64 LibreOffice_project/40$Build-2</meta:generator>
    <meta:document-statistic meta:table-count="1" meta:cell-count="5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47cm" svg:height="13.202cm" xlink:href=".." xlink:type="simple" chart:class="chart:scatter" chart:style-name="ch1">
        <chart:title svg:x="6.92cm" svg:y="0.4cm" chart:style-name="ch2">
          <text:p>Area of Digitalised Shapes</text:p>
        </chart:title>
        <chart:legend chart:legend-position="end" svg:x="16.871cm" svg:y="6.053cm" style:legend-expansion="high" chart:style-name="ch3"/>
        <chart:plot-area chart:style-name="ch4" table:cell-range-address="Feuille1.A4:Feuille1.A23 Feuille1.D4:Feuille1.D23 Feuille1.M4:Feuille1.M23" chart:data-source-has-labels="row" svg:x="1.395cm" svg:y="1.443cm" svg:width="15.092cm" svg:height="10.514cm">
          <chartooo:coordinate-region svg:x="2.202cm" svg:y="1.642cm" svg:width="14.098cm" svg:height="9.668cm"/>
          <chart:axis chart:dimension="x" chart:name="primary-x" chart:style-name="ch5">
            <chart:title svg:x="8.209cm" svg:y="12.221cm" chart:style-name="ch6">
              <text:p>Grid Step</text:p>
            </chart:title>
          </chart:axis>
          <chart:axis chart:dimension="y" chart:name="primary-y" chart:style-name="ch5">
            <chart:title svg:x="0.451cm" svg:y="8.411cm" chart:style-name="ch7">
              <text:p>Error (in units squared)</text:p>
            </chart:title>
            <chart:grid chart:style-name="ch8" chart:class="major"/>
          </chart:axis>
          <chart:series chart:style-name="ch9" chart:values-cell-range-address="Feuille1.D4:Feuille1.D23" loext:label-string="disk" chart:class="chart:scatter">
            <chart:domain table:cell-range-address="Feuille1.A4:Feuille1.A23"/>
            <chart:data-point chart:repeated="20"/>
          </chart:series>
          <chart:series chart:style-name="ch10" chart:values-cell-range-address="Feuille1.M4:Feuille1.M23" loext:label-string="square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sk</text:p>
              </table:table-cell>
              <table:table-cell office:value-type="string">
                <text:p>squa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4:Feuille1.A23</svg:desc>
                </draw:g>
              </table:table-cell>
              <table:table-cell office:value-type="float" office:value="85.8407346410207">
                <text:p>85.8407346410207</text:p>
                <draw:g>
                  <svg:desc>Feuille1.D4:Feuille1.D23</svg:desc>
                </draw:g>
              </table:table-cell>
              <table:table-cell office:value-type="float" office:value="300">
                <text:p>300</text:p>
                <draw:g>
                  <svg:desc>Feuille1.M4:Feuille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5.840734641021">
                <text:p>185.84073464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85.8407346410207">
                <text:p>85.8407346410207</text:p>
              </table:table-cell>
              <table:table-cell office:value-type="float" office:value="55.5556">
                <text:p>55.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0.8407346410207">
                <text:p>10.84073464102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.8407346410207">
                <text:p>21.84073464102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.06273464102065">
                <text:p>8.0627346410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.1182653589793">
                <text:p>12.1182653589793</text:p>
              </table:table-cell>
              <table:table-cell office:value-type="float" office:value="26.5306">
                <text:p>26.5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.90926535897933">
                <text:p>7.90926535897933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6.5817346410207">
                <text:p>26.5817346410207</text:p>
              </table:table-cell>
              <table:table-cell office:value-type="float" office:value="23.457">
                <text:p>23.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1007346410207">
                <text:p>10.1007346410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0772653589793">
                <text:p>10.0772653589793</text:p>
              </table:table-cell>
              <table:table-cell office:value-type="float" office:value="17.3554">
                <text:p>17.3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507734641020647">
                <text:p>0.507734641020647</text:p>
              </table:table-cell>
              <table:table-cell office:value-type="float" office:value="36.111">
                <text:p>36.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.34726535897931">
                <text:p>6.34726535897931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.74026535897934">
                <text:p>2.74026535897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.81326535897932">
                <text:p>1.81326535897932</text:p>
              </table:table-cell>
              <table:table-cell office:value-type="float" office:value="12.8889">
                <text:p>12.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0.4947346410207">
                <text:p>10.4947346410207</text:p>
              </table:table-cell>
              <table:table-cell office:value-type="float" office:value="26.562">
                <text:p>26.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.84073464102067">
                <text:p>2.84073464102067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81326535897932">
                <text:p>1.8132653589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0.4947346410207">
                <text:p>10.4947346410207</text:p>
              </table:table-cell>
              <table:table-cell office:value-type="float" office:value="10.2493">
                <text:p>10.2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.84073464102067">
                <text:p>2.84073464102067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33cm" svg:height="10.826cm" xlink:href=".." xlink:type="simple" chart:class="chart:scatter" chart:style-name="ch1">
        <chart:title svg:x="6.411cm" svg:y="0.352cm" chart:style-name="ch2">
          <text:p>Perimetre of Digitalised Shapes</text:p>
        </chart:title>
        <chart:legend chart:legend-position="end" svg:x="16.857cm" svg:y="4.865cm" style:legend-expansion="high" chart:style-name="ch3"/>
        <chart:plot-area chart:style-name="ch4" table:cell-range-address="Feuille1.A4:Feuille1.A23 Feuille1.G4:Feuille1.G23 Feuille1.J4:Feuille1.J23" chart:data-source-has-labels="row" svg:x="1.395cm" svg:y="1.347cm" svg:width="15.078cm" svg:height="8.282cm">
          <chartooo:coordinate-region svg:x="2.016cm" svg:y="1.546cm" svg:width="14.27cm" svg:height="7.436cm"/>
          <chart:axis chart:dimension="x" chart:name="primary-x" chart:style-name="ch5">
            <chart:title svg:x="8.202cm" svg:y="9.845cm" chart:style-name="ch6">
              <text:p>Grid Step</text:p>
            </chart:title>
          </chart:axis>
          <chart:axis chart:dimension="y" chart:name="primary-y" chart:style-name="ch5">
            <chart:title svg:x="0.451cm" svg:y="6.564cm" chart:style-name="ch7">
              <text:p>Error (in units)</text:p>
            </chart:title>
            <chart:grid chart:style-name="ch8" chart:class="major"/>
          </chart:axis>
          <chart:series chart:style-name="ch9" chart:values-cell-range-address="Feuille1.G4:Feuille1.G23" loext:label-string="disk" chart:class="chart:scatter">
            <chart:domain table:cell-range-address="Feuille1.A4:Feuille1.A23"/>
            <chart:data-point chart:repeated="20"/>
          </chart:series>
          <chart:series chart:style-name="ch10" chart:values-cell-range-address="Feuille1.J4:Feuille1.J23" loext:label-string="square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sk</text:p>
              </table:table-cell>
              <table:table-cell office:value-type="string">
                <text:p>squa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4:Feuille1.A23</svg:desc>
                </draw:g>
              </table:table-cell>
              <table:table-cell office:value-type="float" office:value="17.1681469282041">
                <text:p>17.1681469282041</text:p>
                <draw:g>
                  <svg:desc>Feuille1.G4:Feuille1.G23</svg:desc>
                </draw:g>
              </table:table-cell>
              <table:table-cell office:value-type="float" office:value="40">
                <text:p>40</text:p>
                <draw:g>
                  <svg:desc>Feuille1.J4:Feuille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7.1681469282041">
                <text:p>57.16814692820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13.3333">
                <text:p>13.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37.1681469282041">
                <text:p>37.16814692820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.3903669282041">
                <text:p>30.390366928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4.7143">
                <text:p>4.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7.1681469282041">
                <text:p>27.16814692820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4.4444">
                <text:p>4.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5.1681469282041">
                <text:p>25.168146928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.8348469282041">
                <text:p>23.8348469282041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2.8824469282041">
                <text:p>22.8824469282041</text:p>
              </table:table-cell>
              <table:table-cell office:value-type="float" office:value="2.3529">
                <text:p>2.3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.1681469282041">
                <text:p>22.1681469282041</text:p>
              </table:table-cell>
              <table:table-cell office:value-type="float" office:value="2.1053">
                <text:p>2.1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1.6125469282041">
                <text:p>21.612546928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2.1053">
                <text:p>2.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1.1681469282041">
                <text:p>21.168146928204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cm" svg:height="13.335cm" xlink:href=".." xlink:type="simple" chart:class="chart:scatter" chart:style-name="ch1">
        <chart:title svg:x="9.653cm" svg:y="0.577cm" chart:style-name="ch2">
          <text:p>Area of Convex Hulls</text:p>
        </chart:title>
        <chart:legend chart:legend-position="end" svg:x="21.384cm" svg:y="6.119cm" style:legend-expansion="high" chart:style-name="ch3"/>
        <chart:plot-area chart:style-name="ch4" table:cell-range-address="Feuille1.A26:Feuille1.A45 Feuille1.D26:Feuille1.D45 Feuille1.J26:Feuille1.J45" chart:data-source-has-labels="row" svg:x="1.486cm" svg:y="1.447cm" svg:width="19.423cm" svg:height="10.641cm">
          <chartooo:coordinate-region svg:x="2.293cm" svg:y="1.646cm" svg:width="18.429cm" svg:height="9.795cm"/>
          <chart:axis chart:dimension="x" chart:name="primary-x" chart:style-name="ch5">
            <chart:title svg:x="10.465cm" svg:y="12.354cm" chart:style-name="ch6">
              <text:p>Grid Step</text:p>
            </chart:title>
          </chart:axis>
          <chart:axis chart:dimension="y" chart:name="primary-y" chart:style-name="ch5">
            <chart:title svg:x="0.451cm" svg:y="8.478cm" chart:style-name="ch7">
              <text:p>Error (in units squared)</text:p>
            </chart:title>
            <chart:grid chart:style-name="ch8" chart:class="major"/>
          </chart:axis>
          <chart:series chart:style-name="ch9" chart:values-cell-range-address="Feuille1.D26:Feuille1.D45" loext:label-string="disc" chart:class="chart:scatter">
            <chart:domain table:cell-range-address="Feuille1.A26:Feuille1.A45"/>
            <chart:data-point chart:repeated="20"/>
          </chart:series>
          <chart:series chart:style-name="ch10" chart:values-cell-range-address="Feuille1.J26:Feuille1.J45" loext:label-string="square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sc</text:p>
              </table:table-cell>
              <table:table-cell office:value-type="string">
                <text:p>squa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26:Feuille1.A45</svg:desc>
                </draw:g>
              </table:table-cell>
              <table:table-cell office:value-type="float" office:value="333.054734641021">
                <text:p>333.054734641021</text:p>
                <draw:g>
                  <svg:desc>Feuille1.D26:Feuille1.D45</svg:desc>
                </draw:g>
              </table:table-cell>
              <table:table-cell office:value-type="float" office:value="547.214">
                <text:p>547.214</text:p>
                <draw:g>
                  <svg:desc>Feuille1.J26:Feuille1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427.405734641021">
                <text:p>427.405734641021</text:p>
              </table:table-cell>
              <table:table-cell office:value-type="float" office:value="61.803">
                <text:p>61.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4.539734641021">
                <text:p>104.539734641021</text:p>
              </table:table-cell>
              <table:table-cell office:value-type="float" office:value="28.0874">
                <text:p>28.0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11.977734641021">
                <text:p>111.977734641021</text:p>
              </table:table-cell>
              <table:table-cell office:value-type="float" office:value="152.793">
                <text:p>152.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4.7517346410207">
                <text:p>44.7517346410207</text:p>
              </table:table-cell>
              <table:table-cell office:value-type="float" office:value="50.732">
                <text:p>50.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7.3387346410207">
                <text:p>87.3387346410207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.05273464102066">
                <text:p>5.05273464102066</text:p>
              </table:table-cell>
              <table:table-cell office:value-type="float" office:value="17.4554">
                <text:p>17.4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7.3757346410207">
                <text:p>47.3757346410207</text:p>
              </table:table-cell>
              <table:table-cell office:value-type="float" office:value="66.317">
                <text:p>66.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8.9547346410206">
                <text:p>28.9547346410206</text:p>
              </table:table-cell>
              <table:table-cell office:value-type="float" office:value="26.473">
                <text:p>26.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5.3527346410207">
                <text:p>45.3527346410207</text:p>
              </table:table-cell>
              <table:table-cell office:value-type="float" office:value="2.443">
                <text:p>2.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83773464102069">
                <text:p>4.83773464102069</text:p>
              </table:table-cell>
              <table:table-cell office:value-type="float" office:value="2.2574">
                <text:p>2.2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1.1767346410207">
                <text:p>21.1767346410207</text:p>
              </table:table-cell>
              <table:table-cell office:value-type="float" office:value="15.6157">
                <text:p>15.6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9.85673464102069">
                <text:p>9.85673464102069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5.2887346410207">
                <text:p>15.2887346410207</text:p>
              </table:table-cell>
              <table:table-cell office:value-type="float" office:value="15.729">
                <text:p>15.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5.2887346410207">
                <text:p>15.2887346410207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5.2887346410207">
                <text:p>15.2887346410207</text:p>
              </table:table-cell>
              <table:table-cell office:value-type="float" office:value="12.9542">
                <text:p>12.9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5.2887346410207">
                <text:p>15.2887346410207</text:p>
              </table:table-cell>
              <table:table-cell office:value-type="float" office:value="17.778">
                <text:p>17.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.2887346410207">
                <text:p>15.2887346410207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5.2887346410207">
                <text:p>15.2887346410207</text:p>
              </table:table-cell>
              <table:table-cell office:value-type="float" office:value="12.9542">
                <text:p>12.9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5.2887346410207">
                <text:p>15.2887346410207</text:p>
              </table:table-cell>
              <table:table-cell office:value-type="float" office:value="17.778">
                <text:p>17.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6cm" svg:height="10.685cm" xlink:href=".." xlink:type="simple" chart:class="chart:scatter" chart:style-name="ch1">
        <chart:title svg:x="6.928cm" svg:y="0.349cm" chart:style-name="ch2">
          <text:p>Perimetre of Convex Hull</text:p>
        </chart:title>
        <chart:legend chart:legend-position="end" svg:x="16.62cm" svg:y="4.794cm" style:legend-expansion="high" chart:style-name="ch3"/>
        <chart:plot-area chart:style-name="ch4" table:cell-range-address="Feuille1.A26:Feuille1.A45 Feuille1.G26:Feuille1.G45 Feuille1.M26:Feuille1.M45" chart:data-source-has-labels="row" svg:x="1.39cm" svg:y="1.341cm" svg:width="14.851cm" svg:height="8.15cm">
          <chartooo:coordinate-region svg:x="2.011cm" svg:y="1.54cm" svg:width="14.043cm" svg:height="7.304cm"/>
          <chart:axis chart:dimension="x" chart:name="primary-x" chart:style-name="ch5">
            <chart:title svg:x="8.083cm" svg:y="9.704cm" chart:style-name="ch6">
              <text:p>Grid Step</text:p>
            </chart:title>
          </chart:axis>
          <chart:axis chart:dimension="y" chart:name="primary-y" chart:style-name="ch5">
            <chart:title svg:x="0.451cm" svg:y="6.492cm" chart:style-name="ch7">
              <text:p>Error (in units)</text:p>
            </chart:title>
            <chart:grid chart:style-name="ch8" chart:class="major"/>
          </chart:axis>
          <chart:series chart:style-name="ch9" chart:values-cell-range-address="Feuille1.G26:Feuille1.G45" loext:label-string="disc" chart:class="chart:scatter">
            <chart:domain table:cell-range-address="Feuille1.A26:Feuille1.A45"/>
            <chart:data-point chart:repeated="20"/>
          </chart:series>
          <chart:series chart:style-name="ch10" chart:values-cell-range-address="Feuille1.M26:Feuille1.M45" loext:label-string="square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sc</text:p>
              </table:table-cell>
              <table:table-cell office:value-type="string">
                <text:p>squa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A26:Feuille1.A45</svg:desc>
                </draw:g>
              </table:table-cell>
              <table:table-cell office:value-type="float" office:value="17.1681469282041">
                <text:p>17.1681469282041</text:p>
                <draw:g>
                  <svg:desc>Feuille1.G26:Feuille1.G45</svg:desc>
                </draw:g>
              </table:table-cell>
              <table:table-cell office:value-type="float" office:value="40">
                <text:p>40</text:p>
                <draw:g>
                  <svg:desc>Feuille1.M26:Feuille1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3.1681469282041">
                <text:p>33.168146928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7.1681469282041">
                <text:p>17.1681469282041</text:p>
              </table:table-cell>
              <table:table-cell office:value-type="float" office:value="13.3333">
                <text:p>13.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3.7366469282041">
                <text:p>13.73664692820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.79554692820413">
                <text:p>7.79554692820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.1299469282041">
                <text:p>10.129946928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.77874692820414">
                <text:p>3.77874692820414</text:p>
              </table:table-cell>
              <table:table-cell office:value-type="float" office:value="5.7142">
                <text:p>5.7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6.03164692820414">
                <text:p>6.031646928204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.75414692820414">
                <text:p>6.75414692820414</text:p>
              </table:table-cell>
              <table:table-cell office:value-type="float" office:value="4.4444">
                <text:p>4.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.07834692820414">
                <text:p>7.0783469282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.38734692820414">
                <text:p>6.38734692820414</text:p>
              </table:table-cell>
              <table:table-cell office:value-type="float" office:value="3.6364">
                <text:p>3.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4.85464692820413">
                <text:p>4.85464692820413</text:p>
              </table:table-cell>
              <table:table-cell office:value-type="float" office:value="6.6667">
                <text:p>6.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.16104692820414">
                <text:p>4.16104692820414</text:p>
              </table:table-cell>
              <table:table-cell office:value-type="float" office:value="3.0769">
                <text:p>3.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.26644692820413">
                <text:p>3.26644692820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.86114692820414">
                <text:p>2.86114692820414</text:p>
              </table:table-cell>
              <table:table-cell office:value-type="float" office:value="2.6667">
                <text:p>2.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.22264692820414">
                <text:p>3.22264692820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.78824692820413">
                <text:p>2.78824692820413</text:p>
              </table:table-cell>
              <table:table-cell office:value-type="float" office:value="2.3529">
                <text:p>2.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.40394692820414">
                <text:p>3.4039469282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3.33564692820414">
                <text:p>3.33564692820414</text:p>
              </table:table-cell>
              <table:table-cell office:value-type="float" office:value="2.1053">
                <text:p>2.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.35524692820414">
                <text:p>3.3552469282041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